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f206" officeooo:paragraph-rsid="000ef206"/>
    </style:style>
    <style:style style:name="P2" style:family="paragraph" style:parent-style-name="Heading_20_2">
      <style:paragraph-properties fo:text-align="center" style:justify-single-word="false"/>
      <style:text-properties officeooo:paragraph-rsid="000ef206"/>
    </style:style>
    <style:style style:name="P3" style:family="paragraph" style:parent-style-name="Standard">
      <style:text-properties officeooo:rsid="000ef206" officeooo:paragraph-rsid="000ef206"/>
    </style:style>
    <style:style style:name="T1" style:family="text">
      <style:text-properties officeooo:rsid="001f1cdb"/>
    </style:style>
    <style:style style:name="T2" style:family="text">
      <style:text-properties style:font-name="Liberation Serif" fo:font-size="18pt" fo:font-weight="bold" officeooo:rsid="001f1cdb" style:font-name-asian="Noto Serif CJK SC" style:font-size-asian="18pt" style:font-weight-asian="bold" style:font-name-complex="Lohit Devanagari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h text:style-name="P2" text:outline-level="2"><text:span text:style-name="T2">Chat APP</text:span> </text:h>
      <text:p text:style-name="P1"/>
      <text:p text:style-name="P1">Here is the GitHub Link for this assignment</text:p>
      <text:p text:style-name="P1"/>
      <text:p text:style-name="P1"><text:a xlink:type="simple" xlink:href="https://github.com/kishanpatel-simform/lms_practical/tree/master/chat_app" text:style-name="Internet_20_link" text:visited-style-name="Visited_20_Internet_20_Link">https://github.com/kishanpatel-simform/lms_practical/tree/master/chat_app</text:a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4T11:36:10.402402300</meta:creation-date>
    <dc:date>2022-04-15T10:45:29.818827472</dc:date>
    <meta:editing-duration>PT2M45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3" meta:word-count="11" meta:character-count="125" meta:non-whitespace-character-count="116"/>
  </office:meta>
</office:document-meta>
</file>